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2.036cm"/>
    </style:style>
    <style:style style:name="Tabelle1.B" style:family="table-column">
      <style:table-column-properties style:column-width="6.817cm"/>
    </style:style>
    <style:style style:name="Tabelle1.C" style:family="table-column">
      <style:table-column-properties style:column-width="8.142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>
      <style:paragraph-properties fo:line-height="150%"/>
    </style:style>
    <style:style style:name="P2" style:family="paragraph" style:parent-style-name="Standard" style:list-style-name="L2">
      <style:paragraph-properties fo:line-height="150%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3">
      <style:paragraph-properties fo:line-height="150%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3">
      <style:paragraph-properties fo:line-height="150%"/>
      <style:text-properties style:text-underline-style="none"/>
    </style:style>
    <style:style style:name="P5" style:family="paragraph" style:parent-style-name="Standard" style:list-style-name="L1">
      <style:paragraph-properties fo:line-height="150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able_20_Contents">
      <style:paragraph-properties fo:margin-top="0.199cm" fo:margin-bottom="0.3cm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41224670136558129" text:style-name="L1">
        <text:list-header>
          <text:p text:style-name="P5">Ihr Thema: Sie sind Student/in und leben in einer Großstadt, in der auch Ihre Eltern leben. Dort studieren Sie. „Große Freiheit oder Hotel Mama?“ - Wie möchten Sie leben?</text:p>
        </text:list-header>
        <text:list-item>
          <text:p text:style-name="P1">Entwickeln Sie in Ihrer Gruppe mindestens 10 Fragen zu dem oben genannten Thema.</text:p>
        </text:list-item>
      </text:list>
      <text:list xml:id="list5439020916054718805" text:style-name="L2">
        <text:list-item>
          <text:list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</text:list-item>
            <text:list-item>
              <text:p text:style-name="P2"><text:s text:c="132"/></text:p>
              <text:p text:style-name="P2"/>
            </text:list-item>
          </text:list>
        </text:list-item>
      </text:list>
      <text:list xml:id="list4379615164621215385" text:style-name="L3">
        <text:list-item>
          <text:p text:style-name="P4">Interviewen Sie 2 Personen der anderen Gruppen.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Frage</text:p>
          </table:table-cell>
          <table:table-cell table:style-name="Tabelle1.A1" office:value-type="string">
            <text:p text:style-name="Table_20_Contents">Interviewpartner 1</text:p>
          </table:table-cell>
          <table:table-cell table:style-name="Tabelle1.C1" office:value-type="string">
            <text:p text:style-name="Table_20_Contents">Interviewpartner 2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6"/>
          </table:table-cell>
        </table:table-row>
      </table:table>
      <text:list xml:id="list28261140" text:continue-numbering="true" text:style-name="L3">
        <text:list-item>
          <text:list>
            <text:list-header>
              <text:p text:style-name="P3"/>
            </text:list-header>
          </text:list>
        </text:list-item>
        <text:list-item>
          <text:p text:style-name="P4">Fassen Sie die Ergebnisse der Interviews in Ihrer Gruppe zusammen und geben Sie die Ergebnisse im Plenum wieder. (Benutzen Sie den Konjunktiv 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nja Storjohann</meta:initial-creator>
    <meta:creation-date>2019-04-10T12:28:43.94</meta:creation-date>
    <dc:date>2019-04-11T08:04:00.19</dc:date>
    <dc:creator>Fenja Storjohann</dc:creator>
    <meta:editing-duration>PT19M25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7" meta:word-count="90" meta:character-count="1829"/>
  </office:meta>
</office:document-meta>
</file>